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3.6909in"/>
    </style:style>
    <style:style style:name="co3" style:family="table-column">
      <style:table-column-properties fo:break-before="auto" style:column-width="3.7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9" office:value-type="string" calcext:value-type="string">
            <text:p>Alternatives</text:p>
          </table:table-cell>
          <table:table-cell table:style-name="ce9" office:value-type="string" calcext:value-type="string">
            <text:p>Performance Measure</text:p>
          </table:table-cell>
        </table:table-row>
        <table:table-row table:style-name="ro1">
          <table:table-cell office:value-type="string" calcext:value-type="string">
            <text:p>Datasets:</text:p>
          </table:table-cell>
          <table:table-cell table:style-name="ce3" office:value-type="string" calcext:value-type="string">
            <text:p>Scalable DCEL</text:p>
          </table:table-cell>
          <table:table-cell table:style-name="ce3" office:value-type="string" calcext:value-type="string">
            <text:p>Query Time</text:p>
          </table:table-cell>
        </table:table-row>
        <table:table-row table:style-name="ro1">
          <table:table-cell office:value-type="string" calcext:value-type="string">
            <text:p>California Census 2000</text:p>
          </table:table-cell>
          <table:table-cell table:style-name="ce3" office:value-type="string" calcext:value-type="string">
            <text:p>CGAL 5.0.2 Arrangements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#Polygons: 702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#Edges: 99976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alifornia Census 2010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#Polygons: 804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#Edges: 290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distribution: non-uni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partitioning : Quad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partitioning: No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obal partitioning granular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items per cell: <text:s/>50, 100, 200, 500, 1000, 1500, 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 fraction: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Level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: 1e-3</text:p>
          </table:table-cell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style:first-page-number="continue" style:scale-to="84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09:02:31.702446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7T09:08:37.929641135</dc:date>
    <meta:editing-duration>PT2H13M44S</meta:editing-duration>
    <meta:editing-cycles>13</meta:editing-cycles>
    <meta:document-statistic meta:table-count="1" meta:cell-count="21" meta:object-count="0"/>
  </office:meta>
</office:document-meta>
</file>